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epository.login( Credentials credentials ,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Repository.getDescriptor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Repository.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Repository.getDescripto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Repository.login(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Repository.ClientRepository( RemoteRepository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Repository.login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